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officeooo:paragraph-rsid="0009eef2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24pt" officeooo:paragraph-rsid="00064f13" style:font-size-asian="24pt" style:font-size-complex="24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  <style:text-properties fo:font-size="20pt" officeooo:rsid="00064f13" officeooo:paragraph-rsid="00064f13" style:font-size-asian="17.5pt" style:font-size-complex="20pt"/>
    </style:style>
    <style:style style:name="P5" style:family="paragraph" style:parent-style-name="Standard">
      <style:paragraph-properties fo:text-align="start" style:justify-single-word="false"/>
      <style:text-properties fo:font-size="20pt" officeooo:paragraph-rsid="00064f13" style:font-size-asian="20pt" style:font-size-complex="20pt"/>
    </style:style>
    <style:style style:name="P6" style:family="paragraph" style:parent-style-name="Standard">
      <style:paragraph-properties fo:text-align="start" style:justify-single-word="false"/>
      <style:text-properties fo:font-size="20pt" officeooo:paragraph-rsid="000819c7" style:font-size-asian="20pt" style:font-size-complex="20pt"/>
    </style:style>
    <style:style style:name="P7" style:family="paragraph" style:parent-style-name="Standard">
      <style:paragraph-properties fo:text-align="start" style:justify-single-word="false"/>
      <style:text-properties officeooo:paragraph-rsid="00064f13"/>
    </style:style>
    <style:style style:name="P8" style:family="paragraph" style:parent-style-name="Standard">
      <style:paragraph-properties fo:text-align="center" style:justify-single-word="false"/>
      <style:text-properties fo:font-size="24pt" officeooo:rsid="00064f13" officeooo:paragraph-rsid="00064f13" style:font-size-asian="24pt" style:font-size-complex="24pt"/>
    </style:style>
    <style:style style:name="P9" style:family="paragraph" style:parent-style-name="Standard">
      <style:paragraph-properties fo:text-align="start" style:justify-single-word="false"/>
      <style:text-properties fo:font-size="14pt" officeooo:rsid="0007a9e3" officeooo:paragraph-rsid="00064f13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paragraph-rsid="000b4fed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paragraph-rsid="0009eef2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20pt" officeooo:rsid="0007a9e3" officeooo:paragraph-rsid="00064f13" style:font-size-asian="20pt" style:font-size-complex="20pt"/>
    </style:style>
    <style:style style:name="P13" style:family="paragraph" style:parent-style-name="Standard">
      <style:paragraph-properties fo:text-align="start" style:justify-single-word="false"/>
      <style:text-properties fo:font-size="20pt" officeooo:rsid="0007a9e3" officeooo:paragraph-rsid="000819c7" style:font-size-asian="20pt" style:font-size-complex="20pt"/>
    </style:style>
    <style:style style:name="P14" style:family="paragraph" style:parent-style-name="Standard">
      <style:paragraph-properties fo:text-align="start" style:justify-single-word="false"/>
      <style:text-properties fo:font-size="16pt" officeooo:paragraph-rsid="000cb045" style:font-size-asian="16pt" style:font-size-complex="16pt"/>
    </style:style>
    <style:style style:name="P15" style:family="paragraph" style:parent-style-name="Standard">
      <style:paragraph-properties fo:text-align="start" style:justify-single-word="false"/>
      <style:text-properties fo:font-size="16pt" officeooo:paragraph-rsid="0009eef2" style:font-size-asian="16pt" style:font-size-complex="16pt"/>
    </style:style>
    <style:style style:name="T1" style:family="text">
      <style:text-properties fo:font-size="14pt" officeooo:rsid="0007a9e3" style:font-size-asian="12.25pt" style:font-size-complex="14pt"/>
    </style:style>
    <style:style style:name="T2" style:family="text">
      <style:text-properties fo:font-size="14pt" officeooo:rsid="00064f13" style:font-size-asian="12.25pt" style:font-size-complex="14pt"/>
    </style:style>
    <style:style style:name="T3" style:family="text">
      <style:text-properties fo:font-size="20pt" officeooo:rsid="00064f13" style:font-size-asian="17.5pt" style:font-size-complex="20pt"/>
    </style:style>
    <style:style style:name="T4" style:family="text">
      <style:text-properties officeooo:rsid="000b4fe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8">Sisteme avansate de baze de date</text:p>
      <text:p text:style-name="P8">Proiect “Farmacia”</text:p>
      <text:p text:style-name="P2"/>
      <text:p text:style-name="P4">Descrierea temei:</text:p>
      <text:p text:style-name="P4"/>
      <text:p text:style-name="P7"><text:span text:style-name="T3"><text:tab/></text:span><text:span text:style-name="T2">Este o aplicatie web dedicata comertului. Este vorba de un site de prezentare a produselor farmaceutice </text:span><text:span text:style-name="T1">bazata pe framework - ul Flask . Flask este un microframework pentru Python asemanator cu Django REST framework si ofera raspunsuri corespunzatoare si parsare inteligenta a cererilor.</text:span></text:p>
      <text:p text:style-name="P9"><text:tab/>Baza de date este aleasa este MySQL si va oferi </text:p>
      <text:p text:style-name="P9"/>
      <text:p text:style-name="P7"/>
      <text:p text:style-name="P9"/>
      <text:p text:style-name="P12">Descrierea bazei de date:</text:p>
      <text:p text:style-name="P1"><text:tab/>✓ Diagrama bazei de date</text:p>
      <text:p text:style-name="P1"><text:tab/>✓ Structura tabelelor</text:p>
      <text:p text:style-name="P1"><text:tab/>✓ Descriere constrangeri de integritate<text:tab/></text:p>
      <text:p text:style-name="P1"><text:tab/>✓ Descriere proceduri si funcții</text:p>
      <text:p text:style-name="P6"/>
      <text:p text:style-name="P13">Descrierea aplicației:</text:p>
      <text:p text:style-name="P13"/>
      <text:p text:style-name="P10"><text:tab/>Aplicația <text:s/>contin<text:span text:style-name="T4">e</text:span> <text:span text:style-name="T4">patru</text:span> interfețe utilizator: <text:span text:style-name="T4">una este interfata in care se afla produsele, a doua este interfata in care se logheaza o persoana, a treia este interfata in care se vad toate produsele si a patra este locul in care se face cumpararea produselor.</text:span></text:p>
      <text:p text:style-name="P11"><text:span text:style-name="T4">Aplicatia <text:s/>mai contine si doua</text:span> rapoarte printabile <text:span text:style-name="T4">precum si o</text:span> procedura/functie de calcul.</text:p>
      <text:p text:style-name="P6"/>
      <text:p text:style-name="P6"/>
      <text:p text:style-name="P1"><text:tab/>✓ Diagrama de clase</text:p>
      <text:p text:style-name="P14"><text:tab/></text:p>
      <text:p text:style-name="P14"><text:tab/>✓ Structura claselor</text:p>
      <text:p text:style-name="P14"><text:tab/></text:p>
      <text:p text:style-name="P14"><text:tab/>✓ Diagrama de stări și fluxul de lucru (workflow) pentru aplicație</text:p>
      <text:p text:style-name="P1"/>
      <text:p text:style-name="P1"><text:tab/>✓ Prezentarea modului în care se face conexiunea cu baza de date</text:p>
      <text:p text:style-name="P1"/>
      <text:p text:style-name="P1"><text:soft-page-break/><text:tab/>✓ Capturi ecran pentru interfețe și rapoarte</text:p>
      <text:p text:style-name="P6"/>
      <text:p text:style-name="P5">Bibliografi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9T16:45:10.523908948</meta:creation-date>
    <dc:date>2018-12-19T17:26:44.813980768</dc:date>
    <meta:editing-duration>PT9M21S</meta:editing-duration>
    <meta:editing-cycles>4</meta:editing-cycles>
    <meta:generator>LibreOffice/6.1.2.1$Linux_X86_64 LibreOffice_project/10$Build-1</meta:generator>
    <meta:document-statistic meta:table-count="0" meta:image-count="0" meta:object-count="0" meta:page-count="2" meta:paragraph-count="21" meta:word-count="182" meta:character-count="1157" meta:non-whitespace-character-count="976"/>
  </office:meta>
</office:document-meta>
</file>